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C83A5A4098966C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1.069cm, 0.947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18.499cm" svg:height="10.243cm" svg:x="1cm" svg:y="9.506cm">
          <draw:image xlink:href="Pictures/100000010000078000000438C83A5A4098966C2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5T23:40:31.769000000</dc:date>
    <meta:editing-duration>PT1M51S</meta:editing-duration>
    <meta:editing-cycles>1</meta:editing-cycles>
    <meta:document-statistic meta:object-count="1"/>
    <meta:generator>LibreOffice/7.2.4.1$Windows_X86_64 LibreOffice_project/27d75539669ac387bb498e35313b970b7fe9c4f9</meta:generator>
  </office:meta>
</office:document-meta>
</file>